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2" style:family="table">
      <style:table-properties style:width="16.999cm" table:align="margins"/>
    </style:style>
    <style:style style:name="Tablo12.A" style:family="table-column">
      <style:table-column-properties style:column-width="10.848cm" style:rel-column-width="41822*"/>
    </style:style>
    <style:style style:name="Tablo12.B" style:family="table-column">
      <style:table-column-properties style:column-width="2.977cm" style:rel-column-width="11478*"/>
    </style:style>
    <style:style style:name="Tablo12.C" style:family="table-column">
      <style:table-column-properties style:column-width="3.173cm" style:rel-column-width="12235*"/>
    </style:style>
    <style:style style:name="Tablo12.A1" style:family="table-cell">
      <style:table-cell-properties fo:padding="0.097cm" fo:border="none"/>
    </style:style>
    <style:style style:name="Tablo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2.C1" style:family="table-cell">
      <style:table-cell-properties fo:padding="0.097cm" fo:border="0.002cm solid #000000"/>
    </style:style>
    <style:style style:name="Tablo12.B2" style:family="table-cell">
      <style:table-cell-properties fo:padding="0.097cm" fo:border-left="0.002cm solid #000000" fo:border-right="none" fo:border-top="none" fo:border-bottom="0.002cm solid #000000"/>
    </style:style>
    <style:style style:name="Tablo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99cm" table:align="margins"/>
    </style:style>
    <style:style style:name="Tablo13.A" style:family="table-column">
      <style:table-column-properties style:column-width="1.7cm" style:rel-column-width="6553*"/>
    </style:style>
    <style:style style:name="Tablo13.J" style:family="table-column">
      <style:table-column-properties style:column-width="1.7cm" style:rel-column-width="6558*"/>
    </style:style>
    <style:style style:name="Tablo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13.J1" style:family="table-cell">
      <style:table-cell-properties fo:padding="0.097cm" fo:border="0.002cm solid #000000"/>
    </style:style>
    <style:style style:name="Tablo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13.G2" style:family="table-cell">
      <style:table-cell-properties fo:padding="0.097cm" fo:border-left="0.002cm solid #000000" fo:border-right="none" fo:border-top="none" fo:border-bottom="0.002cm solid #000000"/>
    </style:style>
    <style:style style:name="Tablo1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5.919cm" table:align="left" style:writing-mode="lr-tb"/>
    </style:style>
    <style:style style:name="Tablo3.A" style:family="table-column">
      <style:table-column-properties style:column-width="7.99cm"/>
    </style:style>
    <style:style style:name="Tablo3.B" style:family="table-column">
      <style:table-column-properties style:column-width="7.929cm"/>
    </style:style>
    <style:style style:name="Tablo3.1" style:family="table-row">
      <style:table-row-properties style:keep-together="true" fo:keep-together="auto"/>
    </style:style>
    <style:style style:name="Tablo3.A1" style:family="table-cell">
      <style:table-cell-properties fo:padding-left="0.064cm" fo:padding-right="0.064cm" fo:padding-top="0cm" fo:padding-bottom="0cm" fo:border="0.002cm solid #000000"/>
    </style:style>
    <style:style style:name="Tablo4" style:family="table">
      <style:table-properties style:width="15.919cm" table:align="left" style:writing-mode="lr-tb"/>
    </style:style>
    <style:style style:name="Tablo4.A" style:family="table-column">
      <style:table-column-properties style:column-width="7.99cm"/>
    </style:style>
    <style:style style:name="Tablo4.B" style:family="table-column">
      <style:table-column-properties style:column-width="7.929cm"/>
    </style:style>
    <style:style style:name="Tablo4.1" style:family="table-row">
      <style:table-row-properties style:keep-together="true" fo:keep-together="auto"/>
    </style:style>
    <style:style style:name="Tablo4.A1" style:family="table-cell">
      <style:table-cell-properties fo:padding-left="0.064cm" fo:padding-right="0.064cm" fo:padding-top="0cm" fo:padding-bottom="0cm" fo:border="0.002cm solid #000000"/>
    </style:style>
    <style:style style:name="Tablo5" style:family="table">
      <style:table-properties style:width="17.004cm" fo:margin-left="0cm" fo:margin-right="-0.005cm" table:align="margins" style:writing-mode="lr-tb"/>
    </style:style>
    <style:style style:name="Tablo5.A" style:family="table-column">
      <style:table-column-properties style:column-width="7.585cm" style:rel-column-width="29232*"/>
    </style:style>
    <style:style style:name="Tablo5.B" style:family="table-column">
      <style:table-column-properties style:column-width="9.419cm" style:rel-column-width="36303*"/>
    </style:style>
    <style:style style:name="Tablo5.1" style:family="table-row">
      <style:table-row-properties style:keep-together="true" fo:keep-together="auto"/>
    </style:style>
    <style:style style:name="Tablo5.A1" style:family="table-cell">
      <style:table-cell-properties fo:padding-left="0.064cm" fo:padding-right="0.064cm" fo:padding-top="0cm" fo:padding-bottom="0cm" fo:border="0.002cm solid #000000"/>
    </style:style>
    <style:style style:name="Tablo1" style:family="table">
      <style:table-properties style:width="16.999cm" table:align="margins" style:writing-mode="lr-tb"/>
    </style:style>
    <style:style style:name="Tablo1.A" style:family="table-column">
      <style:table-column-properties style:column-width="16.999cm" style:rel-column-width="65535*"/>
    </style:style>
    <style:style style:name="Tablo1.A1" style:family="table-cell">
      <style:table-cell-properties fo:padding="0.097cm" fo:border="0.002cm solid #000000"/>
    </style:style>
    <style:style style:name="Tablo2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o2.A" style:family="table-column">
      <style:table-column-properties style:column-width="16.999cm" style:rel-column-width="65535*"/>
    </style:style>
    <style:style style:name="Tablo2.1" style:family="table-row">
      <style:table-row-properties fo:background-color="transparent" style:keep-together="true" fo:keep-together="auto">
        <style:background-image/>
      </style:table-row-properties>
    </style:style>
    <style:style style:name="Tablo2.A1" style:family="table-cell">
      <style:table-cell-properties style:vertical-align="" fo:background-color="transparent" fo:padding-left="0.064cm" fo:padding-right="0.064cm" fo:padding-top="0cm" fo:padding-bottom="0cm" fo:border="0.002cm solid #000000" style:writing-mode="page">
        <style:background-image/>
      </style:table-cell-properties>
    </style:style>
    <style:style style:name="Tablo6" style:family="table">
      <style:table-properties style:width="15.919cm" table:align="left" style:writing-mode="lr-tb"/>
    </style:style>
    <style:style style:name="Tablo6.A" style:family="table-column">
      <style:table-column-properties style:column-width="7.99cm"/>
    </style:style>
    <style:style style:name="Tablo6.B" style:family="table-column">
      <style:table-column-properties style:column-width="7.929cm"/>
    </style:style>
    <style:style style:name="Tablo6.1" style:family="table-row">
      <style:table-row-properties style:keep-together="true" fo:keep-together="auto"/>
    </style:style>
    <style:style style:name="Tablo6.A1" style:family="table-cell">
      <style:table-cell-properties fo:padding-left="0.064cm" fo:padding-right="0.064cm" fo:padding-top="0cm" fo:padding-bottom="0cm" fo:border="0.002cm solid #000000"/>
    </style:style>
    <style:style style:name="Tablo7" style:family="table">
      <style:table-properties style:width="16.999cm" table:align="margins" style:writing-mode="lr-tb"/>
    </style:style>
    <style:style style:name="Tablo7.A" style:family="table-column">
      <style:table-column-properties style:column-width="8.555cm" style:rel-column-width="4850*"/>
    </style:style>
    <style:style style:name="Tablo7.B" style:family="table-column">
      <style:table-column-properties style:column-width="8.444cm" style:rel-column-width="4787*"/>
    </style:style>
    <style:style style:name="Tabl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o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a993e"/>
    </style:style>
    <style:style style:name="P3" style:family="paragraph" style:parent-style-name="Table_20_Contents">
      <style:paragraph-properties fo:text-align="center" style:justify-single-word="false"/>
      <style:text-properties officeooo:paragraph-rsid="001a993e"/>
    </style:style>
    <style:style style:name="P4" style:family="paragraph" style:parent-style-name="Table_20_Contents">
      <style:text-properties officeooo:paragraph-rsid="001a993e"/>
    </style:style>
    <style:style style:name="P5" style:family="paragraph" style:parent-style-name="Text_20_body">
      <style:text-properties fo:font-weight="normal" officeooo:paragraph-rsid="004dfc8b" style:font-weight-asian="normal" style:font-weight-complex="normal"/>
    </style:style>
    <style:style style:name="P6" style:family="paragraph" style:parent-style-name="Text_20_body">
      <style:text-properties fo:font-weight="normal" officeooo:rsid="004dfc8b" officeooo:paragraph-rsid="004dfc8b" style:font-weight-asian="normal" style:font-weight-complex="normal"/>
    </style:style>
    <style:style style:name="P7" style:family="paragraph" style:parent-style-name="Text_20_body">
      <style:text-properties fo:font-weight="bold" officeooo:rsid="004dfc8b" officeooo:paragraph-rsid="004dfc8b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Liberation Serif2" officeooo:rsid="0088f5ea" officeooo:paragraph-rsid="0088f5ea" style:font-name-asian="Liberation Serif2" style:font-size-asian="10.5pt" style:font-name-complex="Liberation Serif2"/>
    </style:style>
    <style:style style:name="P9" style:family="paragraph" style:parent-style-name="Standard">
      <style:paragraph-properties style:writing-mode="lr-tb"/>
      <style:text-properties style:font-name="Times New Roman" officeooo:paragraph-rsid="00627113" style:font-name-asian="Times New Roman" style:font-size-asian="12pt" style:font-name-complex="Times New Roman"/>
    </style:style>
    <style:style style:name="P10" style:family="paragraph" style:parent-style-name="Standard">
      <style:paragraph-properties style:writing-mode="lr-tb"/>
      <style:text-properties style:font-name="Times New Roman" fo:font-size="2pt" officeooo:paragraph-rsid="00627113" style:font-name-asian="Times New Roman" style:font-size-asian="1.75pt" style:font-name-complex="Times New Roman" style:font-size-complex="2pt"/>
    </style:style>
    <style:style style:name="P11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paragraph-rsid="00627113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paragraph-rsid="007194ba" style:font-name-asian="Times New Roman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paragraph-rsid="00742e39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rsid="00742e39" officeooo:paragraph-rsid="00742e39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rsid="0073ad09" officeooo:paragraph-rsid="00740f7d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top="0cm" fo:margin-bottom="0cm" fo:line-height="100%" style:writing-mode="lr-tb"/>
      <style:text-properties style:font-name="FreeMono" fo:font-size="10pt" fo:font-weight="normal" officeooo:paragraph-rsid="00627113" style:font-name-asian="Times New Roman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margin-top="0cm" fo:margin-bottom="0cm" fo:line-height="100%" style:writing-mode="lr-tb"/>
      <style:text-properties officeooo:paragraph-rsid="007194ba"/>
    </style:style>
    <style:style style:name="P18" style:family="paragraph" style:parent-style-name="Standard">
      <style:paragraph-properties fo:margin-top="0cm" fo:margin-bottom="0cm" fo:line-height="100%" style:writing-mode="lr-tb"/>
      <style:text-properties officeooo:paragraph-rsid="0087bfae"/>
    </style:style>
    <style:style style:name="P19" style:family="paragraph" style:parent-style-name="Standard">
      <style:paragraph-properties fo:margin-top="0cm" fo:margin-bottom="0cm" fo:line-height="100%" fo:text-align="justify" style:justify-single-word="false" style:writing-mode="lr-tb"/>
      <style:text-properties officeooo:paragraph-rsid="007de039"/>
    </style:style>
    <style:style style:name="P20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paragraph-rsid="00627113" style:font-name-asian="Times New Roman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paragraph-rsid="0098fcd4" style:font-name-asian="Times New Roman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rsid="00742e39" officeooo:paragraph-rsid="00a0f25e" style:font-name-asian="Times New Roman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rsid="00742e39" officeooo:paragraph-rsid="00a54f7e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margin-top="0cm" fo:margin-bottom="0cm" fo:line-height="100%" style:writing-mode="lr-tb"/>
      <style:text-properties style:font-name="FreeMono" fo:font-size="10pt" fo:font-weight="normal" officeooo:rsid="00742e39" officeooo:paragraph-rsid="00a0f25e" style:font-name-asian="Times New Roman" style:font-size-asian="10pt" style:font-weight-asian="normal" style:font-name-complex="Times New Roman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style:writing-mode="lr-tb"/>
      <style:text-properties style:font-name="FreeMono" fo:font-size="10pt" fo:font-weight="normal" officeooo:rsid="00742e39" officeooo:paragraph-rsid="00a54f7e" style:font-name-asian="Times New Roman" style:font-size-asian="10pt" style:font-weight-asian="normal" style:font-name-complex="Times New Roman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style:writing-mode="lr-tb"/>
      <style:text-properties style:font-name="FreeMono" fo:font-size="10pt" fo:font-weight="normal" officeooo:rsid="008f0c13" officeooo:paragraph-rsid="008f0c13" style:font-name-asian="Times New Roman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style:writing-mode="lr-tb"/>
    </style:style>
    <style:style style:name="P28" style:family="paragraph" style:parent-style-name="Standard">
      <style:paragraph-properties fo:margin-top="0cm" fo:margin-bottom="0cm" fo:line-height="100%" style:writing-mode="lr-tb"/>
      <style:text-properties officeooo:paragraph-rsid="00627113"/>
    </style:style>
    <style:style style:name="P29" style:family="paragraph" style:parent-style-name="Standard">
      <style:paragraph-properties fo:margin-top="0cm" fo:margin-bottom="0cm" fo:line-height="100%" style:writing-mode="lr-tb"/>
      <style:text-properties fo:color="#ff0000" style:font-name="FreeMono" fo:font-size="12pt" fo:font-weight="bold" officeooo:rsid="00742e39" officeooo:paragraph-rsid="00a54f7e" style:font-name-asian="Times New Roman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cm" fo:margin-bottom="0cm" fo:line-height="100%" style:writing-mode="lr-tb"/>
      <style:text-properties fo:color="#ff0000" style:font-name="FreeMono" fo:font-size="12pt" fo:font-weight="bold" officeooo:rsid="00742e39" officeooo:paragraph-rsid="00a68dd4" style:font-name-asian="Times New Roman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cm" fo:margin-bottom="0cm" fo:line-height="100%" style:writing-mode="lr-tb"/>
      <style:text-properties fo:color="#ff0000" style:font-name="FreeMono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top="0cm" fo:margin-bottom="0cm" fo:line-height="100%" style:writing-mode="lr-tb"/>
      <style:text-properties fo:color="#ff0000" style:font-name="FreeMono" fo:font-size="12pt" fo:font-weight="bold" officeooo:rsid="00a163a4" style:font-name-asian="Times New Roman" style:font-size-asian="12pt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margin-top="0cm" fo:margin-bottom="0cm" fo:line-height="100%" style:writing-mode="lr-tb"/>
      <style:text-properties fo:color="#ff0000" style:font-name="FreeMono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34" style:family="paragraph" style:parent-style-name="Standard">
      <style:paragraph-properties fo:margin-top="0cm" fo:margin-bottom="0cm" fo:line-height="100%" style:writing-mode="lr-tb"/>
      <style:text-properties fo:color="#ff0000" style:font-name="FreeMono" fo:font-size="10pt" fo:font-weight="bold" officeooo:rsid="00a0bf7b" style:font-name-asian="Times New Roman" style:font-size-asian="10pt" style:font-weight-asian="bold" style:font-name-complex="Times New Roman" style:font-size-complex="10pt" style:font-weight-complex="bold"/>
    </style:style>
    <style:style style:name="P35" style:family="paragraph" style:parent-style-name="Standard">
      <style:paragraph-properties fo:margin-top="0cm" fo:margin-bottom="0cm" fo:line-height="100%" style:writing-mode="lr-tb"/>
      <style:text-properties fo:font-size="10pt" style:font-size-asian="10pt" style:font-size-complex="10pt"/>
    </style:style>
    <style:style style:name="P36" style:family="paragraph" style:parent-style-name="Heading_20_2">
      <style:text-properties officeooo:paragraph-rsid="006d5b98"/>
    </style:style>
    <style:style style:name="P37" style:family="paragraph" style:parent-style-name="Heading_20_2">
      <style:text-properties officeooo:paragraph-rsid="00778e04"/>
    </style:style>
    <style:style style:name="P38" style:family="paragraph" style:parent-style-name="Heading_20_2">
      <style:text-properties officeooo:paragraph-rsid="0077b490"/>
    </style:style>
    <style:style style:name="P39" style:family="paragraph" style:parent-style-name="Heading_20_2" style:list-style-name="">
      <style:paragraph-properties fo:margin-top="0.422cm" fo:margin-bottom="0.21cm" fo:line-height="100%" style:writing-mode="lr-tb"/>
      <style:text-properties officeooo:paragraph-rsid="006535b9"/>
    </style:style>
    <style:style style:name="P40" style:family="paragraph" style:parent-style-name="Heading_20_2" style:list-style-name="">
      <style:paragraph-properties style:writing-mode="lr-tb"/>
      <style:text-properties style:font-name="Liberation Sans1" fo:font-size="14pt" fo:font-weight="bold" officeooo:paragraph-rsid="006a39ef" style:font-name-asian="Liberation Sans1" style:font-size-asian="14pt" style:font-weight-asian="bold" style:font-name-complex="Liberation Sans1" style:font-size-complex="14pt" style:font-weight-complex="bold"/>
    </style:style>
    <style:style style:name="P41" style:family="paragraph" style:parent-style-name="Heading_20_2" style:list-style-name="">
      <style:paragraph-properties style:writing-mode="lr-tb"/>
      <style:text-properties style:font-name="Liberation Sans1" officeooo:paragraph-rsid="00719ab6" style:font-name-asian="Liberation Sans1" style:font-size-asian="14pt" style:font-name-complex="Liberation Sans1"/>
    </style:style>
    <style:style style:name="P42" style:family="paragraph" style:parent-style-name="Table_20_Contents">
      <style:text-properties officeooo:paragraph-rsid="00a9430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ab4a2" style:font-weight-asian="bold" style:font-weight-complex="bold"/>
    </style:style>
    <style:style style:name="T4" style:family="text">
      <style:text-properties fo:font-weight="bold" officeooo:rsid="007c7e5a" style:font-weight-asian="bold" style:font-weight-complex="bold"/>
    </style:style>
    <style:style style:name="T5" style:family="text">
      <style:text-properties fo:font-weight="bold" officeooo:rsid="00874880" style:font-weight-asian="bold" style:font-weight-complex="bold"/>
    </style:style>
    <style:style style:name="T6" style:family="text">
      <style:text-properties fo:font-weight="bold" officeooo:rsid="009786af" style:font-weight-asian="bold" style:font-weight-complex="bold"/>
    </style:style>
    <style:style style:name="T7" style:family="text">
      <style:text-properties officeooo:rsid="004dfc8b"/>
    </style:style>
    <style:style style:name="T8" style:family="text">
      <style:text-properties officeooo:rsid="0057cdd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4pt" fo:font-weight="bold" officeooo:rsid="006a39ef" style:font-weight-asian="bold" style:font-size-complex="14pt" style:font-weight-complex="bold"/>
    </style:style>
    <style:style style:name="T11" style:family="text">
      <style:text-properties officeooo:rsid="0063fc63"/>
    </style:style>
    <style:style style:name="T12" style:family="text">
      <style:text-properties officeooo:rsid="006535b9"/>
    </style:style>
    <style:style style:name="T13" style:family="text">
      <style:text-properties officeooo:rsid="0069d460"/>
    </style:style>
    <style:style style:name="T14" style:family="text">
      <style:text-properties officeooo:rsid="006a39ef"/>
    </style:style>
    <style:style style:name="T15" style:family="text">
      <style:text-properties officeooo:rsid="006bc140"/>
    </style:style>
    <style:style style:name="T16" style:family="text">
      <style:text-properties officeooo:rsid="006d5b98"/>
    </style:style>
    <style:style style:name="T17" style:family="text">
      <style:text-properties officeooo:rsid="007194ba"/>
    </style:style>
    <style:style style:name="T18" style:family="text">
      <style:text-properties style:font-name="FreeMono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9" style:family="text">
      <style:text-properties style:font-name="FreeMono" fo:font-size="12pt" fo:font-weight="bold" officeooo:rsid="007c7e5a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FreeMono" fo:font-size="12pt" fo:font-weight="bold" officeooo:rsid="008203eb" style:font-name-asian="Times New Roman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FreeMono" fo:font-size="12pt" fo:font-weight="bold" officeooo:rsid="009786af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FreeMono" fo:font-size="12pt" fo:font-weight="bold" officeooo:rsid="0098fcd4" style:font-name-asian="Times New Roman" style:font-size-asian="12pt" style:font-weight-asian="bold" style:font-name-complex="Times New Roman" style:font-size-complex="12pt" style:font-weight-complex="bold"/>
    </style:style>
    <style:style style:name="T23" style:family="text">
      <style:text-properties style:font-name="FreeMono" fo:font-weight="bold" officeooo:rsid="00874880" style:font-weight-asian="bold" style:font-weight-complex="bold"/>
    </style:style>
    <style:style style:name="T24" style:family="text">
      <style:text-properties officeooo:rsid="0073ad09"/>
    </style:style>
    <style:style style:name="T25" style:family="text">
      <style:text-properties officeooo:rsid="00742e39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742e39"/>
    </style:style>
    <style:style style:name="T28" style:family="text">
      <style:text-properties officeooo:rsid="00778e04"/>
    </style:style>
    <style:style style:name="T29" style:family="text">
      <style:text-properties officeooo:rsid="00795558"/>
    </style:style>
    <style:style style:name="T30" style:family="text">
      <style:text-properties officeooo:rsid="007ab4a2"/>
    </style:style>
    <style:style style:name="T31" style:family="text">
      <style:text-properties officeooo:rsid="007c7e5a"/>
    </style:style>
    <style:style style:name="T32" style:family="text">
      <style:text-properties officeooo:rsid="007ecf72"/>
    </style:style>
    <style:style style:name="T33" style:family="text">
      <style:text-properties officeooo:rsid="008203eb"/>
    </style:style>
    <style:style style:name="T34" style:family="text">
      <style:text-properties officeooo:rsid="00874880"/>
    </style:style>
    <style:style style:name="T35" style:family="text">
      <style:text-properties officeooo:rsid="0087bfae"/>
    </style:style>
    <style:style style:name="T36" style:family="text">
      <style:text-properties officeooo:rsid="00898122"/>
    </style:style>
    <style:style style:name="T37" style:family="text">
      <style:text-properties officeooo:rsid="008af76e"/>
    </style:style>
    <style:style style:name="T38" style:family="text">
      <style:text-properties officeooo:rsid="008b9e3e"/>
    </style:style>
    <style:style style:name="T39" style:family="text">
      <style:text-properties officeooo:rsid="008d04b7"/>
    </style:style>
    <style:style style:name="T40" style:family="text">
      <style:text-properties officeooo:rsid="008d19af"/>
    </style:style>
    <style:style style:name="T41" style:family="text">
      <style:text-properties officeooo:rsid="008e7ee6"/>
    </style:style>
    <style:style style:name="T42" style:family="text">
      <style:text-properties officeooo:rsid="009786af"/>
    </style:style>
    <style:style style:name="T43" style:family="text">
      <style:text-properties officeooo:rsid="0098fcd4"/>
    </style:style>
    <style:style style:name="T44" style:family="text">
      <style:text-properties officeooo:rsid="009a5d02"/>
    </style:style>
    <style:style style:name="T45" style:family="text">
      <style:text-properties officeooo:rsid="009c297a"/>
    </style:style>
    <style:style style:name="T46" style:family="text">
      <style:text-properties officeooo:rsid="009d52d8"/>
    </style:style>
    <style:style style:name="T47" style:family="text">
      <style:text-properties officeooo:rsid="009ed7e4"/>
    </style:style>
    <style:style style:name="T48" style:family="text">
      <style:text-properties officeooo:rsid="00a0bf7b"/>
    </style:style>
    <style:style style:name="T49" style:family="text">
      <style:text-properties officeooo:rsid="00a163a4"/>
    </style:style>
    <style:style style:name="T50" style:family="text">
      <style:text-properties officeooo:rsid="00a23404"/>
    </style:style>
    <style:style style:name="T51" style:family="text">
      <style:text-properties officeooo:rsid="00a3bfa1"/>
    </style:style>
    <style:style style:name="T52" style:family="text">
      <style:text-properties officeooo:rsid="00a4256b"/>
    </style:style>
    <style:style style:name="T53" style:family="text">
      <style:text-properties officeooo:rsid="00a43d20"/>
    </style:style>
    <style:style style:name="T54" style:family="text">
      <style:text-properties officeooo:rsid="00a68dd4"/>
    </style:style>
    <style:style style:name="T55" style:family="text">
      <style:text-properties officeooo:rsid="00a759ba"/>
    </style:style>
    <style:style style:name="T56" style:family="text">
      <style:text-properties fo:color="#800000" officeooo:rsid="00a163a4"/>
    </style:style>
    <style:style style:name="T57" style:family="text">
      <style:text-properties fo:color="#ff0000" officeooo:rsid="00a163a4"/>
    </style:style>
    <style:style style:name="T58" style:family="text">
      <style:text-properties fo:color="#ff0000" fo:font-weight="bold" officeooo:rsid="00a163a4" style:font-weight-asian="bold" style:font-weight-complex="bold"/>
    </style:style>
    <style:style style:name="T59" style:family="text">
      <style:text-properties fo:color="#ff0000" style:font-name="FreeMono" fo:font-size="12pt" fo:font-weight="bold" officeooo:rsid="00a0bf7b" style:font-name-asian="Times New Roman" style:font-size-asian="12pt" style:font-weight-asian="bold" style:font-name-complex="Times New Roman" style:font-size-complex="12pt" style:font-weight-complex="bold"/>
    </style:style>
    <style:style style:name="T60" style:family="text">
      <style:text-properties fo:color="#ff0000" style:font-name="FreeMono" fo:font-size="12pt" fo:font-weight="bold" officeooo:rsid="00a163a4" style:font-name-asian="Times New Roman" style:font-size-asian="12pt" style:font-weight-asian="bold" style:font-name-complex="Times New Roman" style:font-size-complex="12pt" style:font-weight-complex="bold"/>
    </style:style>
    <style:style style:name="T61" style:family="text">
      <style:text-properties fo:color="#ff0000" style:font-name="FreeMono" fo:font-weight="bold" officeooo:rsid="00a0bf7b" style:font-name-asian="Times New Roman" style:font-weight-asian="bold" style:font-name-complex="Times New Roman" style:font-weight-complex="bold"/>
    </style:style>
    <style:style style:name="T62" style:family="text">
      <style:text-properties officeooo:rsid="00a9430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2" table:style-name="Tablo12">
        <table:table-column table:style-name="Tablo12.A"/>
        <table:table-column table:style-name="Tablo12.B"/>
        <table:table-column table:style-name="Tablo12.C"/>
        <table:table-row>
          <table:table-cell table:style-name="Tablo12.A1" office:value-type="string">
            <text:p text:style-name="P2">BİLGİSAYAR MÜHENDİSLİĞİ BÖLÜMÜ</text:p>
          </table:table-cell>
          <table:table-cell table:style-name="Tablo12.B1" office:value-type="string">
            <text:p text:style-name="P4">Ad Soyad</text:p>
          </table:table-cell>
          <table:table-cell table:style-name="Tablo12.C1" office:value-type="string">
            <text:p text:style-name="P4"/>
          </table:table-cell>
        </table:table-row>
        <table:table-row>
          <table:table-cell table:style-name="Tablo12.A1" office:value-type="string">
            <text:p text:style-name="P2">BIL20<text:span text:style-name="T11">3</text:span> <text:span text:style-name="T11">Programlama - II</text:span></text:p>
          </table:table-cell>
          <table:table-cell table:style-name="Tablo12.B2" office:value-type="string">
            <text:p text:style-name="P4">Numara</text:p>
          </table:table-cell>
          <table:table-cell table:style-name="Tablo12.C2" office:value-type="string">
            <text:p text:style-name="P4"/>
          </table:table-cell>
        </table:table-row>
        <table:table-row>
          <table:table-cell table:style-name="Tablo12.A1" office:value-type="string">
            <text:p text:style-name="P2">Ara sınav – <text:span text:style-name="T11">Aralık</text:span> 2010</text:p>
          </table:table-cell>
          <table:table-cell table:style-name="Tablo12.B2" office:value-type="string">
            <text:p text:style-name="P4">İmza</text:p>
          </table:table-cell>
          <table:table-cell table:style-name="Tablo12.C2" office:value-type="string">
            <text:p text:style-name="P4"/>
          </table:table-cell>
        </table:table-row>
      </table:table>
      <text:p text:style-name="P2"/>
      <table:table table:name="Tablo13" table:style-name="Tablo13">
        <table:table-column table:style-name="Tablo13.A" table:number-columns-repeated="9"/>
        <table:table-column table:style-name="Tablo13.J"/>
        <table:table-row>
          <table:table-cell table:style-name="Tablo13.A1" office:value-type="float" office:value="1">
            <text:p text:style-name="P3">1</text:p>
          </table:table-cell>
          <table:table-cell table:style-name="Tablo13.A1" office:value-type="float" office:value="2">
            <text:p text:style-name="P3">2</text:p>
          </table:table-cell>
          <table:table-cell table:style-name="Tablo13.A1" office:value-type="float" office:value="3">
            <text:p text:style-name="P3">3</text:p>
          </table:table-cell>
          <table:table-cell table:style-name="Tablo13.A1" office:value-type="float" office:value="4">
            <text:p text:style-name="P3">4</text:p>
          </table:table-cell>
          <table:table-cell table:style-name="Tablo13.A1" office:value-type="float" office:value="5">
            <text:p text:style-name="P3">5</text:p>
          </table:table-cell>
          <table:table-cell table:style-name="Tablo13.A1" office:value-type="float" office:value="6">
            <text:p text:style-name="P3">6</text:p>
          </table:table-cell>
          <table:table-cell table:style-name="Tablo13.A1" office:value-type="float" office:value="7">
            <text:p text:style-name="P3">7</text:p>
          </table:table-cell>
          <table:table-cell table:style-name="Tablo13.A1" office:value-type="float" office:value="8">
            <text:p text:style-name="P3">8</text:p>
          </table:table-cell>
          <table:table-cell table:style-name="Tablo13.A1" office:value-type="float" office:value="9">
            <text:p text:style-name="P3">9</text:p>
          </table:table-cell>
          <table:table-cell table:style-name="Tablo13.J1" office:value-type="string">
            <text:p text:style-name="P3">Toplam</text:p>
          </table:table-cell>
        </table:table-row>
        <table:table-row>
          <table:table-cell table:style-name="Tablo13.A2" office:value-type="float" office:value="9">
            <text:p text:style-name="P42"><text:span text:style-name="T62">9</text:span></text:p>
          </table:table-cell>
          <table:table-cell table:style-name="Tablo13.A2" office:value-type="float" office:value="14">
            <text:p text:style-name="P42"><text:span text:style-name="T62">14</text:span></text:p>
          </table:table-cell>
          <table:table-cell table:style-name="Tablo13.A2" office:value-type="float" office:value="15">
            <text:p text:style-name="P42"><text:span text:style-name="T62">15</text:span></text:p>
          </table:table-cell>
          <table:table-cell table:style-name="Tablo13.A2" office:value-type="float" office:value="20">
            <text:p text:style-name="P42"><text:span text:style-name="T62">20</text:span></text:p>
          </table:table-cell>
          <table:table-cell table:style-name="Tablo13.A2" office:value-type="float" office:value="7">
            <text:p text:style-name="P42"><text:span text:style-name="T62">7</text:span></text:p>
          </table:table-cell>
          <table:table-cell table:style-name="Tablo13.A2" office:value-type="float" office:value="35">
            <text:p text:style-name="P42"><text:span text:style-name="T62">35</text:span></text:p>
          </table:table-cell>
          <table:table-cell table:style-name="Tablo13.G2" office:value-type="string">
            <text:p text:style-name="P4"/>
          </table:table-cell>
          <table:table-cell table:style-name="Tablo13.G2" office:value-type="string">
            <text:p text:style-name="P4"/>
          </table:table-cell>
          <table:table-cell table:style-name="Tablo13.G2" office:value-type="string">
            <text:p text:style-name="P4"/>
          </table:table-cell>
          <table:table-cell table:style-name="Tablo13.J2" office:value-type="string">
            <text:p text:style-name="P4"/>
          </table:table-cell>
        </table:table-row>
      </table:table>
      <text:p text:style-name="Text_20_body"/>
      <text:p text:style-name="P7">Açıklamalar:</text:p>
      <text:p text:style-name="P6">1. Toplam soru adedi ......... dir.</text:p>
      <text:p text:style-name="P5"><text:span text:style-name="T7">2. Cevaplama süresi ........ </text:span><text:span text:style-name="T8">dakika</text:span><text:span text:style-name="T7">d</text:span><text:span text:style-name="T8">ı</text:span><text:span text:style-name="T7">r.</text:span></text:p>
      <text:p text:style-name="P6">3. Gerçeklemelerinizi verilen boşluklara yazınız.</text:p>
      <text:p text:style-name="P6"/>
      <text:p text:style-name="P6"/>
      <text:h text:style-name="P39" text:outline-level="2">1. <text:span text:style-name="T14">( <text:s/>p) </text:span><text:span text:style-name="T12">Ekran çıktısı</text:span></text:h>
      <text:p text:style-name="Text_20_body">Aşağıdaki komut çıktılarını yazınız.</text:p>
      <text:p text:style-name="Text_20_body"/>
      <table:table table:name="Tablo3" table:style-name="Tablo3">
        <table:table-column table:style-name="Tablo3.A"/>
        <table:table-column table:style-name="Tablo3.B"/>
        <table:table-row table:style-name="Tablo3.1">
          <table:table-cell table:style-name="Tablo3.A1" office:value-type="string">
            <text:p text:style-name="P11">x=5, y=7 iken</text:p>
            <text:p text:style-name="P11">y += x + y &gt; 10</text:p>
            <text:p text:style-name="P11"/>
          </table:table-cell>
          <table:table-cell table:style-name="Tablo3.A1" office:value-type="string">
            <text:p text:style-name="P27"><text:span text:style-name="T2">y</text:span> = <text:span text:style-name="T60">8</text:span></text:p>
          </table:table-cell>
        </table:table-row>
        <table:table-row table:style-name="Tablo3.1">
          <table:table-cell table:style-name="Tablo3.A1" office:value-type="string">
            <text:p text:style-name="P11">for (i = 0; i &lt; 5; i++)</text:p>
            <text:p text:style-name="P11"><text:s text:c="5"/>printf("%c", ’a’ + i);</text:p>
            <text:p text:style-name="P11"/>
          </table:table-cell>
          <table:table-cell table:style-name="Tablo3.A1" office:value-type="string">
            <text:p text:style-name="P27"><text:span text:style-name="T2">Ekran</text:span>: <text:span text:style-name="T60">abcde</text:span></text:p>
          </table:table-cell>
        </table:table-row>
        <table:table-row table:style-name="Tablo3.1">
          <table:table-cell table:style-name="Tablo3.A1" office:value-type="string">
            <text:p text:style-name="P11">i = 99; while (i-- &gt; 100);</text:p>
            <text:p text:style-name="P11"/>
          </table:table-cell>
          <table:table-cell table:style-name="Tablo3.A1" office:value-type="string">
            <text:p text:style-name="P27"><text:span text:style-name="T2">i</text:span> = <text:span text:style-name="T60">98</text:span></text:p>
          </table:table-cell>
        </table:table-row>
      </table:table>
      <text:p text:style-name="Text_20_body"/>
      <text:p text:style-name="Text_20_body"/>
      <text:h text:style-name="P40" text:outline-level="2">2. <text:span text:style-name="T14">( <text:s/>p) </text:span><text:span text:style-name="T13">Ekran çıktısı, </text:span><text:span text:style-name="T39">Pointer</text:span></text:h>
      <text:p text:style-name="P28"><text:span text:style-name="T21">char </text:span><text:span text:style-name="T18">s</text:span><text:span text:style-name="T21">[]</text:span><text:span text:style-name="T18"> = "bar"</text:span> iken bu <text:span text:style-name="T21">as2</text:span><text:span text:style-name="T42"> </text:span>işlevi <text:span text:style-name="T43">sonunda </text:span><text:span text:style-name="T22">s</text:span><text:span text:style-name="T43">'nin</text:span> <text:span text:style-name="T43">değeri </text:span>nedir?</text:p>
      <text:p text:style-name="Text_20_body"/>
      <table:table table:name="Tablo4" table:style-name="Tablo4">
        <table:table-column table:style-name="Tablo4.A"/>
        <table:table-column table:style-name="Tablo4.B"/>
        <table:table-row table:style-name="Tablo4.1">
          <table:table-cell table:style-name="Tablo4.A1" office:value-type="string">
            <text:p text:style-name="P11">void <text:span text:style-name="T6">as2</text:span>(char *s) {</text:p>
            <text:p text:style-name="P11"><text:s text:c="2"/>char *p = s;</text:p>
            <text:p text:style-name="P11"/>
            <text:p text:style-name="P11"><text:s text:c="2"/>while (*s)</text:p>
            <text:p text:style-name="P11"><text:s text:c="4"/>s++;</text:p>
            <text:p text:style-name="P11"><text:s text:c="2"/>for (s--; s&gt;p; s--,p++) {</text:p>
            <text:p text:style-name="P11"><text:s text:c="5"/>char c = *s;</text:p>
            <text:p text:style-name="P11"><text:s text:c="5"/>*s = *p;</text:p>
            <text:p text:style-name="P11"><text:s text:c="5"/>*p = c;</text:p>
            <text:p text:style-name="P11"><text:s text:c="2"/>} </text:p>
            <text:p text:style-name="P11">}</text:p>
          </table:table-cell>
          <table:table-cell table:style-name="Tablo4.A1" office:value-type="string">
            <text:p text:style-name="P11"><text:span text:style-name="T2">Ekran</text:span>:</text:p>
            <text:p text:style-name="P11"/>
            <text:p text:style-name="P21"><text:span text:style-name="T43">iki cevap da geçerlidir,</text:span></text:p>
            <text:p text:style-name="P21"><text:span text:style-name="T43"/></text:p>
            <text:p text:style-name="P27"><text:span text:style-name="T43">- </text:span><text:span text:style-name="T60">ab</text:span></text:p>
            <text:p text:style-name="P27"><text:span text:style-name="T43">- </text:span><text:span text:style-name="T60">rab</text:span></text:p>
          </table:table-cell>
        </table:table-row>
      </table:table>
      <text:p text:style-name="Text_20_body"/>
      <text:h text:style-name="P41" text:outline-level="2"><text:soft-page-break/>3. <text:span text:style-name="T10">( <text:s/>p) </text:span><text:span text:style-name="T15">Programlama, </text:span><text:span text:style-name="T38">Dizgi işleme</text:span></text:h>
      <text:p text:style-name="Text_20_body">Aşağıdaki çıktıyı üretecek <text:span text:style-name="T23">as3</text:span><text:span text:style-name="T5"> </text:span>programı<text:span text:style-name="T34">nı</text:span> yazınız.</text:p>
      <table:table table:name="Tablo5" table:style-name="Tablo5">
        <table:table-column table:style-name="Tablo5.A"/>
        <table:table-column table:style-name="Tablo5.B"/>
        <table:table-row table:style-name="Tablo5.1">
          <table:table-cell table:style-name="Tablo5.A1" office:value-type="string">
            <text:p text:style-name="P16"><text:span text:style-name="T2">Ekran</text:span>:</text:p>
            <text:p text:style-name="P16">This is a fall00 midterm question.</text:p>
            <text:p text:style-name="P16">his is a fall00 midterm question.T</text:p>
            <text:p text:style-name="P16">is is a fall00 midterm question.Th</text:p>
            <text:p text:style-name="P16">s is a fall00 midterm question.Thi</text:p>
            <text:p text:style-name="P16"><text:s/>is a fall00 midterm question.This</text:p>
            <text:p text:style-name="P16">is a fall00 midterm question.This</text:p>
            <text:p text:style-name="P16">s a fall00 midterm question.This i</text:p>
            <text:p text:style-name="P16"><text:s/>a fall00 midterm question.This is</text:p>
            <text:p text:style-name="P16">a fall00 midterm question.This is</text:p>
            <text:p text:style-name="P16"><text:s/>fall00 midterm question.This is a</text:p>
            <text:p text:style-name="P16">...</text:p>
            <text:p text:style-name="P16">n. This is a fall00 midterm questio</text:p>
          </table:table-cell>
          <table:table-cell table:style-name="Tablo5.A1" office:value-type="string">
            <text:p text:style-name="P11"><text:span text:style-name="T2">Program</text:span>:</text:p>
            <text:p text:style-name="P11">void <text:span text:style-name="T2">as3</text:span>(char str[]) {</text:p>
            <text:p text:style-name="P12"><text:s text:c="3"/>/* test:</text:p>
            <text:p text:style-name="P12"><text:s text:c="3"/>as3("This is a fall00 midterm <text:span text:style-name="T17">\</text:span></text:p>
            <text:p text:style-name="P12"><text:span text:style-name="T17"><text:s text:c="6"/></text:span><text:s/>question."); <text:s text:c="2"/>*/</text:p>
            <text:p text:style-name="P32"><text:s text:c="3"/>int n, r, c;</text:p>
            <text:p text:style-name="P32"/>
            <text:p text:style-name="P32"><text:s text:c="3"/>// strlen</text:p>
            <text:p text:style-name="P32"><text:s text:c="3"/>for (n = 0; str[n]; n++) ; </text:p>
            <text:p text:style-name="P32"/>
            <text:p text:style-name="P32"><text:s text:c="3"/>for (r = 0; r &lt; n; r++) {</text:p>
            <text:p text:style-name="P32"><text:s text:c="6"/>for (c = 0; c &lt; n; c++)</text:p>
            <text:p text:style-name="P32"><text:s text:c="9"/>putchar(str[(r + c) % n]);</text:p>
            <text:p text:style-name="P32"><text:s text:c="6"/>putchar('\n');</text:p>
            <text:p text:style-name="P32"><text:s text:c="3"/>}</text:p>
            <text:p text:style-name="P11">}</text:p>
          </table:table-cell>
        </table:table-row>
      </table:table>
      <text:h text:style-name="P36" text:outline-level="2">4. <text:span text:style-name="T14">( <text:s/>p) </text:span><text:span text:style-name="T16">Programlama, </text:span><text:span text:style-name="T38">Modül</text:span></text:h>
      <text:p text:style-name="P17">a) gerçel sayıyı en yakın tamsayıya çeviren <text:span text:style-name="T18">yuvarla</text:span> işlevini <text:span text:style-name="T35">yazınız</text:span>. </text:p>
      <text:p text:style-name="P9"/>
      <table:table table:name="Tablo1" table:style-name="Tablo1">
        <table:table-column table:style-name="Tablo1.A"/>
        <table:table-row>
          <table:table-cell table:style-name="Tablo1.A1" office:value-type="string">
            <text:p text:style-name="P12">int <text:span text:style-name="T2">yuvarla</text:span>(float f) {</text:p>
            <text:p text:style-name="P12"><text:s text:c="4"/>/* <text:span text:style-name="T24">test:</text:span></text:p>
            <text:p text:style-name="P15"><text:s text:c="4"/>int x = yuvarla(1.2), y = yuvarla(2.5), z = yuvarla(3.7); </text:p>
            <text:p text:style-name="P15"><text:s text:c="10"/>// x=1, y=3 ve z = 4 olmalı <text:s text:c="2"/>*/</text:p>
            <text:p text:style-name="P32"><text:s text:c="3"/>int i = f;</text:p>
            <text:p text:style-name="P32"/>
            <text:p text:style-name="P32"><text:s text:c="3"/>return (f – i) &lt; 0.5 ? i : i+1;</text:p>
            <text:p text:style-name="P12">}</text:p>
          </table:table-cell>
        </table:table-row>
      </table:table>
      <text:p text:style-name="P9"/>
      <text:p text:style-name="P18">b) kendisine parametre olarak verilen <text:span text:style-name="T18">S</text:span>-boyutunu, <text:span text:style-name="T18">n</text:span>-adet mümkün mertebe eşit parçaya bölen ve böldüğü alt parçaların genişliklerini içeren dizi döndüren <text:span text:style-name="T20">linsz</text:span><text:span text:style-name="T33"> </text:span>programı<text:span text:style-name="T33">nı</text:span> <text:span text:style-name="T35">yazınız</text:span>.</text:p>
      <table:table table:name="Tablo2" table:style-name="Tablo2">
        <table:table-column table:style-name="Tablo2.A"/>
        <table:table-row table:style-name="Tablo2.1">
          <table:table-cell table:style-name="Tablo2.A1" office:value-type="string">
            <text:p text:style-name="P12">int *<text:span text:style-name="T2">linsz</text:span>(int S, int n) {</text:p>
            <text:p text:style-name="P13"><text:s text:c="8"/>/* <text:span text:style-name="T25">test: <text:s/></text:span>sz = linsz(10, 4);<text:tab/></text:p>
            <text:p text:style-name="P13"><text:s text:c="11"/>// sz = [3 2 3 2] olmalı. sz = [2 2 2 4] <text:span text:style-name="T9">olmamalı</text:span><text:span text:style-name="T26"> <text:s/></text:span><text:span text:style-name="T27">*/</text:span></text:p>
            <text:p text:style-name="P32"><text:s text:c="4"/>int sz[N];</text:p>
            <text:p text:style-name="P32"/>
            <text:p text:style-name="P32"><text:s text:c="4"/>for (i = 0; i &lt; n; i++) {</text:p>
            <text:p text:style-name="P32"><text:s text:c="8"/>sz[i] = yuvarla((float) S / n);</text:p>
            <text:p text:style-name="P32"><text:s text:c="8"/>S = S – sz[i];</text:p>
            <text:p text:style-name="P32"><text:s text:c="8"/>n--;</text:p>
            <text:p text:style-name="P32"><text:s text:c="4"/>}</text:p>
            <text:p text:style-name="P32"/>
            <text:p text:style-name="P32"><text:s text:c="4"/>return sz;</text:p>
            <text:p text:style-name="P12">}</text:p>
          </table:table-cell>
        </table:table-row>
      </table:table>
      <text:p text:style-name="P9"/>
      <text:h text:style-name="P37" text:outline-level="2">5. <text:span text:style-name="T14">( <text:s/>p) </text:span><text:span text:style-name="T28">D</text:span>üzelti<text:span text:style-name="T38">n, Kodlama stili</text:span></text:h>
      <text:p text:style-name="P8">Aşağıdaki kod parçalarındaki hataları düzeltin.</text:p>
      <table:table table:name="Tablo6" table:style-name="Tablo6">
        <table:table-column table:style-name="Tablo6.A"/>
        <table:table-column table:style-name="Tablo6.B"/>
        <text:soft-page-break/>
        <table:table-row table:style-name="Tablo6.1">
          <table:table-cell table:style-name="Tablo6.A1" office:value-type="string">
            <text:p text:style-name="P14">while (c = getchar() != EOF)</text:p>
            <text:p text:style-name="P14"><text:s text:c="3"/>putchar(c);</text:p>
            <text:p text:style-name="P14"/>
          </table:table-cell>
          <table:table-cell table:style-name="Tablo6.A1" office:value-type="string">
            <text:p text:style-name="P32">while ((c = getchar()) != EOF)</text:p>
            <text:p text:style-name="P32"><text:s text:c="3"/>putchar(c);</text:p>
            <text:p text:style-name="P32"/>
          </table:table-cell>
        </table:table-row>
        <table:table-row table:style-name="Tablo6.1">
          <table:table-cell table:style-name="Tablo6.A1" office:value-type="string">
            <text:p text:style-name="P14">if (n &gt; j &amp;&amp; n &lt; k)</text:p>
            <text:p text:style-name="P14"/>
          </table:table-cell>
          <table:table-cell table:style-name="Tablo6.A1" office:value-type="string">
            <text:p text:style-name="P32">if ((n &gt; j) &amp;&amp; (n &lt; k))</text:p>
            <text:p text:style-name="P32"/>
          </table:table-cell>
        </table:table-row>
      </table:table>
      <text:h text:style-name="P38" text:outline-level="2">6. <text:span text:style-name="T14">( <text:s/>p) </text:span><text:span text:style-name="T36">Programlama, </text:span><text:span text:style-name="T37">Durum Makinesi</text:span></text:h>
      <text:p text:style-name="P19">DNA alfabesinde dört sembol mevcuttur: <text:span text:style-name="T19">A, C, G, T</text:span>. Genom araştırmalarında bu sembollerin ardı ardına gelmeleri (sequence) özel anlamlar üretmektedir. <text:span text:style-name="T1">lnr</text:span> dna sequence'i olarak bilinen <text:s/><text:span text:style-name="T19">YANXY</text:span> paterni bunlardan biridir. Burada <text:span text:style-name="T19">Y, C </text:span>veya <text:span text:style-name="T19">T</text:span>; <text:span text:style-name="T19">N</text:span> herhangi bir sembol ve <text:span text:style-name="T19">X, T</text:span> veya <text:span text:style-name="T19">A</text:span>'dır. Kendisine parametre olarak verilen dna sequence'inde <text:span text:style-name="T1">Inr</text:span> paterni arayan, bulursa indisini bulamazsa -1 döndüren <text:span text:style-name="T19">dna_inr</text:span><text:span text:style-name="T32"> </text:span>programı<text:span text:style-name="T32">nı</text:span> yazınız. <text:span text:style-name="T40">Sembol </text:span><text:span text:style-name="T19">C</text:span><text:span text:style-name="T40"> veya </text:span><text:span text:style-name="T19">T</text:span><text:span text:style-name="T40"> ise </text:span><text:span text:style-name="T19">1,</text:span><text:span text:style-name="T40"> diğer durumda </text:span><text:span text:style-name="T19">0</text:span><text:span text:style-name="T40"> üreten </text:span><text:span text:style-name="T19">isY</text:span><text:span text:style-name="T40">; ve benzer biçimde sembol </text:span><text:span text:style-name="T19">T</text:span><text:span text:style-name="T40"> veya </text:span><text:span text:style-name="T19">A</text:span><text:span text:style-name="T40"> ise </text:span><text:span text:style-name="T19">1,</text:span><text:span text:style-name="T40"> diğer durumda </text:span><text:span text:style-name="T19">0</text:span><text:span text:style-name="T40"> üreten </text:span><text:span text:style-name="T19">isX</text:span><text:span text:style-name="T40"> yardımc</text:span><text:span text:style-name="T41">ı</text:span><text:span text:style-name="T40"> işlevlerini kullanmak çözümünüzü kolaylaştıracaktır.</text:span></text:p>
      <text:p text:style-name="P9"/>
      <table:table table:name="Tablo7" table:style-name="Tablo7">
        <table:table-column table:style-name="Tablo7.A"/>
        <table:table-column table:style-name="Tablo7.B"/>
        <table:table-row>
          <table:table-cell table:style-name="Tablo7.A1" office:value-type="string">
            <text:p text:style-name="P26">int isY(char ch) {</text:p>
            <text:p text:style-name="P35"><text:span text:style-name="T48"><text:s text:c="2"/></text:span><text:span text:style-name="T61"><text:s text:c="2"/>return ((ch == 'C') | </text:span></text:p>
            <text:p text:style-name="P33"><text:span text:style-name="T48"><text:s text:c="12"/>(ch == 'T')) ? 1 : 0;</text:span></text:p>
            <text:p text:style-name="P26">}</text:p>
          </table:table-cell>
          <table:table-cell table:style-name="Tablo7.B1" office:value-type="string">
            <text:p text:style-name="P26">int isX(char ch) {</text:p>
            <text:p text:style-name="P35"><text:span text:style-name="T48"><text:s/></text:span><text:span text:style-name="T61"><text:s text:c="3"/>return ((ch == 'A') | </text:span></text:p>
            <text:p text:style-name="P34"><text:s text:c="12"/>(ch == 'T')) ? 1 : 0;</text:p>
            <text:p text:style-name="P26">}</text:p>
          </table:table-cell>
        </table:table-row>
        <table:table-row>
          <table:table-cell table:style-name="Tablo7.A2" table:number-columns-spanned="2" office:value-type="string">
            <text:p text:style-name="P22">int <text:span text:style-name="T2">dna_inr</text:span>(char str[]) {</text:p>
            <text:p text:style-name="P24"><text:s text:c="4"/>/* <text:span text:style-name="T29">test:</text:span></text:p>
            <text:p text:style-name="P24"><text:s text:c="4"/><text:span text:style-name="T30">dna_inr(“</text:span><text:span text:style-name="T3">CA</text:span><text:span text:style-name="T4">A</text:span><text:span text:style-name="T3">T</text:span><text:span text:style-name="T4">T</text:span><text:span text:style-name="T30">”); <text:s text:c="6"/>// <text:s/></text:span><text:span text:style-name="T4">0</text:span><text:span text:style-name="T30"> uretir</text:span></text:p>
            <text:p text:style-name="P24"><text:s text:c="4"/><text:span text:style-name="T30">dna_inr(“GATCAA</text:span><text:span text:style-name="T3">TA</text:span><text:span text:style-name="T4">G</text:span><text:span text:style-name="T3">TC</text:span><text:span text:style-name="T30">”); // <text:s/></text:span><text:span text:style-name="T4">6</text:span><text:span text:style-name="T31"> uretir</text:span></text:p>
            <text:p text:style-name="P24"><text:s text:c="4"/><text:span text:style-name="T30">dna_inr(“GATCAATA</text:span><text:span text:style-name="T31">GG</text:span><text:span text:style-name="T30">C”); // </text:span><text:span text:style-name="T4">-1</text:span><text:span text:style-name="T31"> uretir</text:span> <text:s text:c="3"/><text:span text:style-name="T29">*/</text:span></text:p>
            <text:p text:style-name="P31"><text:span text:style-name="T49"><text:s text:c="3"/>int n, i, </text:span><text:span text:style-name="T50">j, </text:span><text:span text:style-name="T49">state;</text:span></text:p>
            <text:p text:style-name="P31"><text:span text:style-name="T49"/></text:p>
            <text:p text:style-name="P31"><text:span text:style-name="T49"><text:s text:c="3"/>// strlen</text:span></text:p>
            <text:p text:style-name="P31"><text:span text:style-name="T49"><text:s text:c="3"/>for (n = 0; str[n]; n++) ;</text:span></text:p>
            <text:p text:style-name="P31"><text:span text:style-name="T49"/></text:p>
            <text:p text:style-name="P31"><text:span text:style-name="T49"><text:s text:c="3"/></text:span><text:span text:style-name="T50">for (j = 0; j &lt; (n-5); j++) </text:span><text:span text:style-name="T52">{</text:span></text:p>
            <text:p text:style-name="P31"><text:span text:style-name="T49"><text:s text:c="6"/></text:span><text:span text:style-name="T52">state = 0;</text:span></text:p>
            <text:p text:style-name="P31"><text:span text:style-name="T49"><text:s text:c="6"/></text:span><text:span text:style-name="T50">for (i = j; i &lt; 5; i++)</text:span></text:p>
            <text:p text:style-name="P31"><text:span text:style-name="T49"><text:s text:c="9"/></text:span><text:span text:style-name="T50">switch (state) {</text:span></text:p>
            <text:p text:style-name="P31"><text:span text:style-name="T49"><text:s text:c="12"/></text:span><text:span text:style-name="T50">case 0: </text:span><text:span text:style-name="T51">if (isY(str[i])) <text:s text:c="2"/>state = 1; </text:span><text:span text:style-name="T49"><text:s text:c="3"/></text:span><text:span text:style-name="T52">break;</text:span></text:p>
            <text:p text:style-name="P31"><text:span text:style-name="T49"><text:s text:c="12"/></text:span><text:span text:style-name="T50">case </text:span><text:span text:style-name="T52">1</text:span><text:span text:style-name="T50">: </text:span><text:span text:style-name="T51">if (str[i] </text:span><text:span text:style-name="T52">== 'A'</text:span><text:span text:style-name="T51">) state = 2; </text:span><text:span text:style-name="T49"><text:s text:c="3"/></text:span><text:span text:style-name="T52">break;</text:span></text:p>
            <text:p text:style-name="P31"><text:span text:style-name="T49"><text:s text:c="12"/></text:span><text:span text:style-name="T50">case </text:span><text:span text:style-name="T52">2</text:span><text:span text:style-name="T50">: </text:span><text:span text:style-name="T51"><text:s text:c="19"/>state = 3; </text:span><text:span text:style-name="T49"><text:s text:c="3"/></text:span><text:span text:style-name="T52">break;</text:span></text:p>
            <text:p text:style-name="P31"><text:span text:style-name="T49"><text:s text:c="12"/></text:span><text:span text:style-name="T50">case </text:span><text:span text:style-name="T52">3</text:span><text:span text:style-name="T50">: </text:span><text:span text:style-name="T51">if (is</text:span><text:span text:style-name="T52">X</text:span><text:span text:style-name="T51">(str[i])) <text:s text:c="2"/>state = 4; </text:span><text:span text:style-name="T49"><text:s text:c="3"/></text:span><text:span text:style-name="T52">break;</text:span></text:p>
            <text:p text:style-name="P31"><text:span text:style-name="T49"><text:s text:c="12"/></text:span><text:span text:style-name="T50">case </text:span><text:span text:style-name="T52">4</text:span><text:span text:style-name="T50">: </text:span><text:span text:style-name="T51">if (isY(str[i])) <text:s text:c="2"/></text:span><text:span text:style-name="T52">return (i – state);</text:span></text:p>
            <text:p text:style-name="P31"><text:span text:style-name="T49"><text:s text:c="9"/></text:span><text:span text:style-name="T50">}</text:span></text:p>
            <text:p text:style-name="P31"><text:span text:style-name="T49"><text:s text:c="3"/></text:span><text:span text:style-name="T50">}</text:span></text:p>
            <text:p text:style-name="P31"><text:span text:style-name="T50"/></text:p>
            <text:p text:style-name="P31"><text:span text:style-name="T49"><text:s text:c="3"/></text:span><text:span text:style-name="T53">return -1;</text:span></text:p>
            <text:p text:style-name="P22">}</text:p>
          </table:table-cell>
          <table:covered-table-cell/>
        </table:table-row>
        <table:table-row>
          <table:table-cell table:style-name="Tablo7.A2" table:number-columns-spanned="2" office:value-type="string">
            <text:p text:style-name="P23">int <text:span text:style-name="T2">dna_inr</text:span>(char str[]) {</text:p>
            <text:p text:style-name="P25"><text:s text:c="4"/>/* <text:span text:style-name="T29">test:</text:span></text:p>
            <text:p text:style-name="P25"><text:s text:c="4"/><text:span text:style-name="T30">dna_inr(“</text:span><text:span text:style-name="T3">CA</text:span><text:span text:style-name="T4">A</text:span><text:span text:style-name="T3">T</text:span><text:span text:style-name="T4">T</text:span><text:span text:style-name="T30">”); <text:s text:c="6"/>// <text:s/></text:span><text:span text:style-name="T4">0</text:span><text:span text:style-name="T30"> uretir</text:span></text:p>
            <text:p text:style-name="P25"><text:s text:c="4"/><text:span text:style-name="T30">dna_inr(“GATCAA</text:span><text:span text:style-name="T3">TA</text:span><text:span text:style-name="T4">G</text:span><text:span text:style-name="T3">TC</text:span><text:span text:style-name="T30">”); // <text:s/></text:span><text:span text:style-name="T4">6</text:span><text:span text:style-name="T31"> uretir</text:span></text:p>
            <text:p text:style-name="P25"><text:s text:c="4"/><text:span text:style-name="T30">dna_inr(“GATCAATA</text:span><text:span text:style-name="T31">GG</text:span><text:span text:style-name="T30">C”); // </text:span><text:span text:style-name="T4">-1</text:span><text:span text:style-name="T31"> uretir</text:span> <text:s text:c="3"/><text:span text:style-name="T29">*/</text:span></text:p>
            <text:p text:style-name="P23"><text:span text:style-name="T49"><text:s text:c="3"/>int n, </text:span><text:span text:style-name="T50">j</text:span><text:span text:style-name="T49">;</text:span></text:p>
            <text:p text:style-name="P23"><text:span text:style-name="T49"/></text:p>
            <text:p text:style-name="P23"><text:span text:style-name="T49"><text:s text:c="2"/></text:span><text:span text:style-name="T58"><text:s/>// strlen</text:span></text:p>
            <text:p text:style-name="P29"><text:span text:style-name="T49"><text:s text:c="3"/>for (n = 0; str[n]; n++) ;</text:span></text:p>
            <text:p text:style-name="P29"><text:span text:style-name="T49"/></text:p>
            <text:p text:style-name="P29"><text:soft-page-break/><text:span text:style-name="T49"><text:s text:c="3"/></text:span><text:span text:style-name="T50">for (j = 0; j &lt; (n-5); j++) </text:span><text:span text:style-name="T52">{</text:span></text:p>
            <text:p text:style-name="P30"><text:span text:style-name="T49"><text:s text:c="6"/></text:span><text:span text:style-name="T54">if ( isY(str[i+0]) <text:s text:c="3"/>&amp;&amp; </text:span></text:p>
            <text:p text:style-name="P30"><text:span text:style-name="T49"><text:s text:c="3"/></text:span><text:span text:style-name="T54"><text:s text:c="8"/>str[i+1] == 'AA' &amp;&amp;</text:span></text:p>
            <text:p text:style-name="P30"><text:span text:style-name="T49"><text:s text:c="3"/></text:span><text:span text:style-name="T54"><text:s text:c="8"/>// i+2: herhangi bir karakter</text:span></text:p>
            <text:p text:style-name="P30"><text:span text:style-name="T49"><text:s text:c="3"/></text:span><text:span text:style-name="T54"><text:s text:c="8"/>isX(str[i+3]) <text:s text:c="3"/>&amp;&amp;</text:span></text:p>
            <text:p text:style-name="P30"><text:span text:style-name="T49"><text:s text:c="3"/></text:span><text:span text:style-name="T54"><text:s text:c="8"/>isY(str[i+4]) )</text:span></text:p>
            <text:p text:style-name="P30"><text:span text:style-name="T49"><text:s text:c="6"/></text:span><text:span text:style-name="T54"><text:s text:c="3"/>return j; <text:s text:c="13"/>// </text:span><text:span text:style-name="T55">bulduk</text:span></text:p>
            <text:p text:style-name="P29"><text:span text:style-name="T50"/></text:p>
            <text:p text:style-name="P29"><text:span text:style-name="T49"><text:s text:c="3"/></text:span><text:span text:style-name="T53">return -1;</text:span></text:p>
            <text:p text:style-name="P23">}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tr" fo:country="TR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3:13:07</meta:creation-date>
    <dc:date>2010-12-09T15:51:46</dc:date>
    <meta:editing-duration>PT06H10M46S</meta:editing-duration>
    <meta:editing-cycles>187</meta:editing-cycles>
    <meta:generator>OpenOffice.org/3.2$Unix OpenOffice.org_project/320m19$Build-9505</meta:generator>
    <meta:print-date>2010-12-03T11:04:19</meta:print-date>
    <dc:creator>seyyah </dc:creator>
    <meta:printed-by>seyyah </meta:printed-by>
    <meta:document-statistic meta:table-count="9" meta:image-count="0" meta:object-count="0" meta:page-count="4" meta:paragraph-count="159" meta:word-count="753" meta:character-count="4274"/>
    <meta:user-defined meta:name="Bilgi 1"/>
    <meta:user-defined meta:name="Bilgi 2"/>
    <meta:user-defined meta:name="Bilgi 3"/>
    <meta:user-defined meta:name="Bilgi 4"/>
  </office:meta>
</office:document-meta>
</file>